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99" draw:auto-grow-height="true" draw:auto-grow-width="false" fo:max-height="0cm" fo:min-height="1.978cm"/>
    </style:style>
    <style:style style:name="gr3" style:family="graphic" style:parent-style-name="standard">
      <style:graphic-properties draw:stroke="solid" svg:stroke-color="#000000" draw:fill="solid" draw:fill-color="#ffff99" draw:auto-grow-height="true" draw:auto-grow-width="false" fo:max-height="0cm" fo:min-height="1.274cm"/>
    </style:style>
    <style:style style:name="gr4" style:family="graphic" style:parent-style-name="standard">
      <style:graphic-properties draw:stroke="solid" svg:stroke-color="#000000" draw:fill="solid" draw:fill-color="#ffff99" draw:auto-grow-height="true" draw:auto-grow-width="false" fo:max-height="0cm" fo:min-height="1.666cm"/>
    </style:style>
    <style:style style:name="gr5" style:family="graphic" style:parent-style-name="standard">
      <style:graphic-properties draw:stroke="solid" svg:stroke-color="#000000" draw:fill="solid" draw:fill-color="#ffff99" draw:auto-grow-height="true" draw:auto-grow-width="false" fo:max-height="0cm" fo:min-height="1.882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solid" draw:fill-color="#ffff99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solid" draw:fill-color="#ffff99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fo:font-style="normal" style:font-size-asian="24pt" style:font-style-asian="normal" style:font-size-complex="24pt" style:font-style-complex="normal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prianto / nop@noprianto.com</presentation:footer-decl>
      <presentation:date-time-decl presentation:name="dtd1" presentation:source="fixed">2017-09-28 / Binus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Asiknya </text:span><text:span text:style-name="T1">menjadi </text:span><text:span text:style-name="T1">programme</text:span><text:span text:style-name="T1">r!</text:span></text:p>
            <text:p/>
            <text:p><text:span text:style-name="T2">(Selamat </text:span><text:span text:style-name="T2">datang, </text:span><text:span text:style-name="T2">mahasiswa-</text:span><text:span text:style-name="T2">mahasiswi </text:span><text:span text:style-name="T2">baru</text:span></text:p>
            <text:p><text:span text:style-name="T2">S1 ilmu </text:span><text:span text:style-name="T2">komputer)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Kenapa</text:span><text:span text:style-name="T1">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ngun sesuatu dari <text:span text:style-name="T4">nol</text:span></text:p>
                <text:p><text:span text:style-name="T5">(seperti menulis buku dan mengarang lagu)</text:span></text:p>
              </text:list-item>
              <text:list-item>
                <text:p><text:span text:style-name="T6">Dimana, hasil akhirnya </text:span><text:span text:style-name="T7">dapat digunakan oleh banyak orang</text:span></text:p>
                <text:p><text:span text:style-name="T8">(pada </text:span><text:span text:style-name="T9">miliaran*</text:span><text:span text:style-name="T8"> perangkat: komputer, ponsel, televisi, </text:span><text:span text:style-name="T10">home entertainment</text:span><text:span text:style-name="T8">, mobil, pesawat, kulkas, dan lainnya)</text:span></text:p>
              </text:list-item>
              <text:list-item>
                <text:p><text:span text:style-name="T6">Dan, Anda </text:span><text:span text:style-name="T7">dapat memulainya sendirian</text:span></text:p>
                <text:p><text:span text:style-name="T8">(apabila Anda sungguh-sungguh; dan bersama tim nantinya)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4.384cm" svg:height="2.228cm" svg:x="1.778cm" svg:y="16.06cm">
          <draw:text-box>
            <text:p>* Jumlah pengguna Internet saja telah mencapai 3,2 Milyar pada tahun 2015, menurut sebuah laporan dari International Telecommunication Union</text:p>
            <text:p><text:span text:style-name="T11">(http://www.itu.int/net/pressof</text:span><text:span text:style-name="T11">fice/press_releases/2015/17</text:span><text:span text:style-name="T11">.asp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Lalu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tahui apa yang ingin Anda bangun</text:p>
                <text:p><text:span text:style-name="T8">(dari yang </text:span><text:span text:style-name="T12">mendasar</text:span><text:span text:style-name="T8"> seperti sistem operasi / sistem database; yang menjadi </text:span><text:span text:style-name="T13">bagian strategis dari bisnis</text:span><text:span text:style-name="T8"> seperti ERP; yang </text:span><text:span text:style-name="T12">menghibur</text:span><text:span text:style-name="T8"> seperti permainan komputer; yang </text:span><text:span text:style-name="T13">menyentuh banyak orang</text:span><text:span text:style-name="T8"> seperti layanan berbasis Internet; <text:s/>Anda tentukan sendiri!)</text:span></text:p>
              </text:list-item>
              <text:list-item>
                <text:p><text:span text:style-name="T6">Persiapkan diri Anda :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Mari kita </text:span><text:span text:style-name="T1">mulai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ntukan platform*</text:p>
                <text:p><text:span text:style-name="T8">(misal: dimana software tersebut akan berjalan)</text:span></text:p>
              </text:list-item>
              <text:list-item>
                <text:p><text:span text:style-name="T6">Rancang aplikasi anda</text:span></text:p>
                <text:p><text:span text:style-name="T8">(kadang tidak terpikirkan ketika baru memulai)</text:span></text:p>
              </text:list-item>
              <text:list-item>
                <text:p><text:span text:style-name="T6">Pilih teknologi</text:span></text:p>
                <text:p><text:span text:style-name="T8">(suatu saat, Anda mungkin menemukan teknologi baru)</text:span></text:p>
              </text:list-item>
              <text:list-item>
                <text:p><text:span text:style-name="T6">Jangan lupakan teori</text:span></text:p>
                <text:p><text:span text:style-name="T8">(alias: kuliah tidak hanya membuang waktu)</text:span></text:p>
                <text:p><text:span text:style-name="T8"/></text:p>
                <text:p><text:span text:style-name="T6"/></text:p>
              </text:list-item>
            </text:list>
          </draw:text-box>
        </draw:frame>
        <draw:frame draw:style-name="gr2" draw:text-style-name="P3" draw:layer="layout" svg:width="24.384cm" svg:height="2.228cm" svg:x="1.778cm" svg:y="16.568cm">
          <draw:text-box>
            <text:p><text:span text:style-name="T11">* Cakupannya bisa luas. </text:span><text:span text:style-name="T11">Dalam batasan tertentu, ini </text:span><text:span text:style-name="T11">bisa berupa sistem operasi, </text:span><text:span text:style-name="T11">framework pengembangan </text:span><text:span text:style-name="T11">aplikasi, dan lainny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Konkritn</text:span><text:span text:style-name="T1">ya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ri mulai dari program kecil</text:p>
                <text:p><text:span text:style-name="T8">(sebagai contoh, aplikasi kasir / penjualan ritel)</text:span></text:p>
              </text:list-item>
              <text:list-item>
                <text:p><text:span text:style-name="T6">Asumsikan aplikasi akan dijalankan di desktop (Windows, Linux, macOS)</text:span></text:p>
                <text:p><text:span text:style-name="T8">(bisa semuanya, bisa satu saja → Anda tentukan)</text:span></text:p>
              </text:list-item>
              <text:list-item>
                <text:p><text:span text:style-name="T6">Rancangan aplikasi? Teori pendukung? Apa itu?</text:span></text:p>
              </text:list-item>
              <text:list-item>
                <text:p><text:span text:style-name="T6">Pilih bahasa pemrograman. Pilih IDE yang menawarkan GUI builder. </text:span></text:p>
                <text:p><text:span text:style-name="T8">(Anda mungkin menghasilkan sebuah program tanpa menulis sebaris kode pun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Bukan </text:span><text:span text:style-name="T1">hanya </text:span><text:span text:style-name="T1">‘</text:span><text:span text:style-name="T14">Hello </text:span><text:span text:style-name="T14">World’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likasi Anda akan bekerja dengan sistem lain:</text:p>
                <text:list>
                  <text:list-item>
                    <text:p>Database</text:p>
                  </text:list-item>
                  <text:list-item>
                    <text:p>Perangkat keras (langsung atau tidak) misal printer</text:p>
                  </text:list-item>
                  <text:list-item>
                    <text:p>Sistem eksternal (misal lewat Internet)</text:p>
                  </text:list-item>
                </text:list>
              </text:list-item>
              <text:list-item>
                <text:p>Anda dapat memanfaatkan pustaka bawaan, ataupun pustaka dari pihak lain</text:p>
                <text:p><text:span text:style-name="T8">(DRY vs WET)</text:span></text:p>
              </text:list-item>
              <text:list-item>
                <text:p><text:span text:style-name="T6">Memahami bidangnya akan lebih baik</text:span></text:p>
                <text:p><text:span text:style-name="T8">(Alias: Anda tahu betul pekerjaan di kasir dan yang terkait; apabila Anda membangun game, Anda mungkin seorang gam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15">Bebas </text:span><text:span text:style-name="T15">bug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 ‘Hello World’ satu baris mungkin bebas dari bug</text:p>
                <text:p><text:span text:style-name="T8">(dari satu penelitian, bisa 6 sampai 16 bug per 1000 baris; penelitian lain 2 sampai 75 bug per 1000 baris)*</text:span> <text:s/></text:p>
              </text:list-item>
              <text:list-item>
                <text:p>Lakukanlah pengujian secara menyeluruh</text:p>
                <text:p><text:span text:style-name="T8">(suatu hari, Anda mungkin tertarik dengan Test-Driven Development)</text:span> </text:p>
              </text:list-item>
              <text:list-item>
                <text:p><text:span text:style-name="T6">Software Anda bisa merugikan atau membahayakan pihak lain</text:span></text:p>
                <text:p><text:span text:style-name="T8">(toko ritel mungkin dirugikan secara finansial; tapi bagaimana kalau Anda membangun aplikasi untuk sistem transportasi atau kesehatan?)</text:span></text:p>
              </text:list-item>
            </text:list>
          </draw:text-box>
        </draw:frame>
        <draw:frame draw:style-name="gr3" draw:text-style-name="P3" draw:layer="layout" svg:width="24.384cm" svg:height="1.524cm" svg:x="1.778cm" svg:y="17.272cm">
          <draw:text-box>
            <text:p><text:span text:style-name="T11">* Tanenbaum, A. S., Herder, </text:span><text:span text:style-name="T11">J. N., &amp; Bos, H. Can We </text:span><text:span text:style-name="T11">Make Operating Systems </text:span><text:span text:style-name="T11">Reliable and Secure?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Bekerja </text:span><text:span text:style-name="T1">dalam </text:span><text:span text:style-name="T1">ti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da akan butuh software Source Code Management</text:p>
                <text:p><text:span text:style-name="T8">(misal untuk mengelola revisi; atau ketika beberapa programmer bekerja pada fungsionalitas yang sama)</text:span></text:p>
              </text:list-item>
              <text:list-item>
                <text:p><text:span text:style-name="T6">Tidak hanya </text:span><text:span text:style-name="T16">menulis kode</text:span></text:p>
              </text:list-item>
              <text:list-item>
                <text:p><text:span text:style-name="T6">Anda mungkin bekerja lintas bahasa pemrograman, lintas sistem operasi, lintas arsitektur komputer, dan lainnya</text:span></text:p>
                <text:p><text:span text:style-name="T8">(bacalah juga tentang microservic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Lisens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tika didistribusikan, Anda menentukan bagaimana software Anda dilisensikan</text:p>
                <text:list>
                  <text:list-item>
                    <text:p>Proprietary</text:p>
                  </text:list-item>
                  <text:list-item>
                    <text:p>Free/Open Source Software</text:p>
                  </text:list-item>
                  <text:list-item>
                    <text:p>(dan aneka bentuk lisensi lainnya)</text:p>
                  </text:list-item>
                </text:list>
              </text:list-item>
              <text:list-item>
                <text:p>Software bisa tidak didistribusikan</text:p>
                <text:p><text:span text:style-name="T8">(sebagai contoh, Anda membangun layanan berbasis Internet, dan aplikasi diakses lewat web brows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Bahasa </text:span><text:span text:style-name="T1">pemrogr</text:span><text:span text:style-name="T1">am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sa-masa komputer elektronik pertama (1940-an)</text:p>
                <text:list>
                  <text:list-item>
                    <text:p>Programmer memandang waktu komputer lebih berharga → bahasa mesin</text:p>
                  </text:list-item>
                  <text:list-item>
                    <text:p>Program membesar → bahasa-bahasa assembly</text:p>
                  </text:list-item>
                  <text:list-item>
                    <text:p>Agar tidak ditulis ulang untuk setiap arsitektur dan dekat dengan bahasa manusia → bahasa pemrograman high level</text:p>
                  </text:list-item>
                </text:list>
              </text:list-item>
              <text:list-item>
                <text:p>Mengutip Wikipedia: sejak 1950-an, lebih kurang 50 bahasa pemrograman baru lahir setiap dek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Bahasa </text:span><text:span text:style-name="T1">pemrogr</text:span><text:span text:style-name="T1">aman: <text:s/></text:span><text:span text:style-name="T1">Populari</text:span><text:span text:style-name="T1">tas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Menurut TIOBE, tiga bahasa pemrograman terpopuler berikut tidak pernah berubah posisi selama lebih 15 tahun (sejak 2001): Java, C, C++</text:span></text:p>
              </text:list-item>
              <text:list-item>
                <text:p><text:span text:style-name="T5">Indeks bahasa pemrograman (cuplikan 1 sampai 10; pada saat slide ini dibuat):</text:span></text:p>
                <text:p><text:span text:style-name="T5"/></text:p>
              </text:list-item>
            </text:list>
          </draw:text-box>
        </draw:frame>
        <draw:frame draw:style-name="standard" draw:layer="layout" svg:width="14.098cm" svg:height="9.719cm" svg:x="2.615cm" svg:y="8.8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Java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C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C++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C#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Python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PHP</text:p>
              </table:table-cell>
            </table:table-row>
            <table:table-row table:style-name="ro1" table:default-cell-style-name="gray1">
              <table:table-cell>
                <text:p>7</text:p>
              </table:table-cell>
              <table:table-cell>
                <text:p>JavaScript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Visual Basic .NET</text:p>
              </table:table-cell>
            </table:table-row>
            <table:table-row table:style-name="ro1" table:default-cell-style-name="gray1">
              <table:table-cell>
                <text:p>9</text:p>
              </table:table-cell>
              <table:table-cell>
                <text:p>Perl</text:p>
              </table:table-cell>
            </table:table-row>
            <table:table-row table:style-name="ro1" table:default-cell-style-name="gray2">
              <table:table-cell>
                <text:p>10</text:p>
              </table:table-cell>
              <table:table-cell>
                <text:p>Ruby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9.906cm" svg:height="1.916cm" svg:x="17.018cm" svg:y="16.51cm">
          <draw:text-box>
            <text:p><text:span text:style-name="T11">Sumber: TIOBE </text:span><text:span text:style-name="T11">Programming Community </text:span><text:span text:style-name="T11">Index, </text:span><text:span text:style-name="T11"><text:a xlink:href="https://www.tiobe.com/tiobe-index/" xlink:type="simple">https://www.tiobe.com/tiobe-index/</text:a></text:span><text:span text:style-name="T11"> </text:span></text:p>
            <text:p><text:span text:style-name="T11">(diakses pada 16-Sep-2017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Bahasa </text:span><text:span text:style-name="T1">pemrogr</text:span><text:span text:style-name="T1">aman: </text:span><text:span text:style-name="T1">Pilih </text:span><text:span text:style-name="T1">yang </text:span><text:span text:style-name="T1">mana?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TIOBE Programming Community Index adalah salah satu indikator saja. Terdapat yang lainnya. </text:span></text:p>
                <text:p><text:span text:style-name="T8">(atau, Anda bisa saja tidak peduli akan seberapa populer suatu bahasa)</text:span></text:p>
              </text:list-item>
              <text:list-item>
                <text:p><text:span text:style-name="T17">(1) Apabila bergabung ke tim tertentu, atau membangun aplikasi di platform spesifik → Anda mungkin tidak punya banyak pilihan</text:span></text:p>
              </text:list-item>
              <text:list-item>
                <text:p><text:span text:style-name="T17">(2) Apabila punya banyak pilihan:</text:span></text:p>
                <text:list>
                  <text:list-item>
                    <text:p><text:span text:style-name="T17">Pilih yang paling disukai/dikuasai, paling bisa dipelajari bersama, paling cocok untuk kebutuhan tertentu, dan lainnya</text:span></text:p>
                  </text:list-item>
                  <text:list-item>
                    <text:p><text:span text:style-name="T18">Popularitas bukanlah penentu*. Bagaimana aplikasi dirancang akan lebih penting.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4" draw:text-style-name="P3" draw:layer="layout" svg:width="24.384cm" svg:height="1.916cm" svg:x="1.778cm" svg:y="16.902cm">
          <draw:text-box>
            <text:p><text:span text:style-name="T11">* Carilah informasi, dengan </text:span><text:span text:style-name="T11">bahasa apa (sebagian </text:span><text:span text:style-name="T11">besar) suatu aplikasi </text:span><text:span text:style-name="T11">populer dikembangkan. </text:span><text:span text:style-name="T11">Bagaimana aplikasi tersebut </text:span><text:span text:style-name="T11">dirancang, atau seberapa </text:span><text:span text:style-name="T11">kompleks aplikasi tersebut, </text:span><text:span text:style-name="T11">Anda mungkin menemukan </text:span><text:span text:style-name="T11">bahwa </text:span><text:span text:style-name="T11">subsistem/komponen </text:span><text:span text:style-name="T11">tertentu ditulis dengan </text:span><text:span text:style-name="T11">bahasa pemrograman yang </text:span><text:span text:style-name="T11">belum pernah Anda dengar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Bahasa </text:span><text:span text:style-name="T1">pemrogr</text:span><text:span text:style-name="T1">aman: </text:span><text:span text:style-name="T1">Mempel</text:span><text:span text:style-name="T1">ajari </text:span><text:span text:style-name="T1">bahasa </text:span><text:span text:style-name="T1">‘low </text:span><text:span text:style-name="T1">level’?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Bahasa pemrograman populer tertentu, seperti C, dapat dikategorikan low level (pada konteks tertentu, misal dibandingkan dengan Python)</text:span></text:p>
              </text:list-item>
              <text:list-item>
                <text:p><text:span text:style-name="T17">Keuntungan mempelajari bahasa yang lebih low level (misal C):</text:span></text:p>
                <text:list>
                  <text:list-item>
                    <text:p><text:span text:style-name="T17">Anda akan lebih paham bagaimana sistem operasi/komputer bekerja (seperti contoh: layout memori)</text:span></text:p>
                  </text:list-item>
                  <text:list-item>
                    <text:p><text:span text:style-name="T17">Bahasa tertentu, seperti C, adalah </text:span><text:span text:style-name="T19">architecture-independent</text:span></text:p>
                  </text:list-item>
                </text:list>
              </text:list-item>
              <text:list-item>
                <text:p><text:span text:style-name="T20">Kerugiannya:</text:span></text:p>
                <text:list>
                  <text:list-item>
                    <text:p><text:span text:style-name="T20">Lebih banyak hal harus dikerjakan sendiri</text:span></text:p>
                    <text:p><text:span text:style-name="T21">(tentu saja, Anda bisa mempergunakan pustaka yang sudah ada)</text:span></text:p>
                  </text:list-item>
                  <text:list-item>
                    <text:p><text:span text:style-name="T20">Umumnya, dibutuhkan lebih banyak langkah (dibandingkan bahasa yang lebih high level) untuk mencapai sesuatu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4.384cm" svg:height="2.132cm" svg:x="1.778cm" svg:y="16.902cm">
          <draw:text-box>
            <text:list text:style-name="L1">
              <text:list-header>
                <text:p><text:span text:style-name="T22">Anda dapat </text:span><text:span text:style-name="T22">membangun aplikasi </text:span><text:span text:style-name="T22">web dengan C. Anda </text:span><text:span text:style-name="T22">mungkin bisa </text:span><text:span text:style-name="T22">membangun device </text:span><text:span text:style-name="T22">driver dengan Python. </text:span><text:span text:style-name="T22">Tapi bahasa tertentu </text:span><text:span text:style-name="T22">mungkin lebih cocok, </text:span><text:span text:style-name="T22">dan Anda mungkin </text:span><text:span text:style-name="T22">ingin lebih konsentrasi </text:span><text:span text:style-name="T22">pada produk yang </text:span><text:span text:style-name="T22">dihasilkan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Tentang </text:span><text:span text:style-name="T1">teor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atu hari, Anda mungkin menemukan teknologi baru</text:p>
                <text:list>
                  <text:list-item>
                    <text:p>Butuh pemahaman yang baik, termasuk dari sisi teori</text:p>
                  </text:list-item>
                </text:list>
              </text:list-item>
              <text:list-item>
                <text:p>Ingin yang mudah dan cepat jadi dalam membangun software? Barangkali ke depannya akan lebih merepotka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Maintainability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da mungkin menulis program sampai puluhan tahun kemudian</text:p>
                <text:p><text:span text:style-name="T8">(walau bukan selalu berarti: software yang ditulis akan dapat berjalan puluhan tahun kemudian </text:span><text:span text:style-name="T8">apa adanya, tapi Anda mungkin peduli dengan software maintainability)</text:span></text:p>
              </text:list-item>
              <text:list-item>
                <text:p><text:span text:style-name="T6">Sampai ketemu 20 tahun lag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Terima kasi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21:22:06.016486816</meta:creation-date>
    <dc:date>2017-09-16T13:23:38.096571814</dc:date>
    <meta:editing-duration>PT2H57M24S</meta:editing-duration>
    <meta:editing-cycles>144</meta:editing-cycles>
    <meta:generator>LibreOffice/5.1.4.2$Linux_X86_64 LibreOffice_project/10m0$Build-2</meta:generator>
    <meta:document-statistic meta:object-count="91"/>
  </office:meta>
</office:document-meta>
</file>